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Liberation Mono" fo:font-style="normal" officeooo:rsid="0012a7ab" officeooo:paragraph-rsid="0012a7ab" style:font-style-asian="normal" style:font-style-complex="normal"/>
    </style:style>
    <style:style style:name="P2" style:family="paragraph" style:parent-style-name="Text_20_body">
      <style:text-properties style:font-name="Liberation Mono" fo:font-style="normal" officeooo:rsid="001443e0" officeooo:paragraph-rsid="001443e0" style:font-style-asian="normal" style:font-style-complex="normal"/>
    </style:style>
    <style:style style:name="P3" style:family="paragraph" style:parent-style-name="Text_20_body">
      <style:text-properties style:font-name="Liberation Mono" fo:font-style="normal" officeooo:rsid="0015fdb5" officeooo:paragraph-rsid="001ce7b0" style:font-style-asian="normal" style:font-style-complex="normal"/>
    </style:style>
    <style:style style:name="P4" style:family="paragraph" style:parent-style-name="Text_20_body">
      <style:text-properties style:font-name="Liberation Mono" fo:font-style="normal" officeooo:rsid="001a193c" officeooo:paragraph-rsid="001a193c" style:font-style-asian="normal" style:font-style-complex="normal"/>
    </style:style>
    <style:style style:name="P5" style:family="paragraph" style:parent-style-name="Text_20_body">
      <style:text-properties style:font-name="Liberation Mono" fo:font-style="normal" officeooo:rsid="001ce7b0" officeooo:paragraph-rsid="0031e07a" style:font-style-asian="normal" style:font-style-complex="normal"/>
    </style:style>
    <style:style style:name="P6" style:family="paragraph" style:parent-style-name="Text_20_body">
      <style:text-properties style:font-name="Liberation Mono" fo:font-style="normal" officeooo:rsid="003b1ef9" officeooo:paragraph-rsid="003b1ef9" style:font-style-asian="normal" style:font-style-complex="normal"/>
    </style:style>
    <style:style style:name="P7" style:family="paragraph" style:parent-style-name="Text_20_body">
      <style:text-properties style:font-name="Liberation Mono" fo:font-style="normal" officeooo:rsid="0031e07a" officeooo:paragraph-rsid="0031e07a" style:font-style-asian="normal" style:font-style-complex="normal"/>
    </style:style>
    <style:style style:name="P8" style:family="paragraph" style:parent-style-name="Text_20_body">
      <style:text-properties style:font-name="Liberation Mono" fo:font-style="normal" officeooo:rsid="00175a30" officeooo:paragraph-rsid="00175a30" style:font-style-asian="normal" style:font-style-complex="normal"/>
    </style:style>
    <style:style style:name="P9" style:family="paragraph" style:parent-style-name="Text_20_body">
      <style:text-properties style:font-name="Liberation Mono" fo:font-style="normal" officeooo:rsid="001e664f" officeooo:paragraph-rsid="001e664f" style:font-style-asian="normal" style:font-style-complex="normal"/>
    </style:style>
    <style:style style:name="P10" style:family="paragraph" style:parent-style-name="Text_20_body">
      <style:text-properties style:font-name="Liberation Mono" fo:font-style="normal" officeooo:rsid="0030b410" officeooo:paragraph-rsid="0030b410" style:font-style-asian="normal" style:font-style-complex="normal"/>
    </style:style>
    <style:style style:name="P11" style:family="paragraph" style:parent-style-name="Text_20_body">
      <style:text-properties style:font-name="Liberation Mono" fo:font-style="normal" officeooo:rsid="00238baf" officeooo:paragraph-rsid="00234952" style:font-style-asian="normal" style:font-style-complex="normal"/>
    </style:style>
    <style:style style:name="P12" style:family="paragraph" style:parent-style-name="Text_20_body">
      <style:text-properties style:font-name="Liberation Mono" fo:font-style="normal" fo:font-weight="normal" officeooo:rsid="003f1213" officeooo:paragraph-rsid="003f1213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Liberation Mono" fo:font-style="normal" fo:font-weight="normal" officeooo:rsid="003448ea" officeooo:paragraph-rsid="003448ea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style:font-name="Liberation Mono" fo:font-style="italic" officeooo:rsid="001443e0" officeooo:paragraph-rsid="001443e0" style:font-style-asian="italic" style:font-style-complex="italic"/>
    </style:style>
    <style:style style:name="P15" style:family="paragraph" style:parent-style-name="Text_20_body">
      <style:text-properties style:font-name="Liberation Mono" fo:font-style="italic" officeooo:rsid="00357fea" officeooo:paragraph-rsid="00357fea" style:font-style-asian="italic" style:font-style-complex="italic"/>
    </style:style>
    <style:style style:name="P16" style:family="paragraph" style:parent-style-name="Text_20_body">
      <style:text-properties style:font-name="Liberation Mono" officeooo:paragraph-rsid="001389de"/>
    </style:style>
    <style:style style:name="P17" style:family="paragraph" style:parent-style-name="Text_20_body">
      <style:text-properties style:font-name="Liberation Mono" officeooo:rsid="0012a7ab" officeooo:paragraph-rsid="003b1ef9"/>
    </style:style>
    <style:style style:name="P18" style:family="paragraph" style:parent-style-name="Text_20_body">
      <style:text-properties style:font-name="Liberation Mono" officeooo:paragraph-rsid="0012a7ab"/>
    </style:style>
    <style:style style:name="P19" style:family="paragraph" style:parent-style-name="Text_20_body">
      <style:text-properties style:font-name="Liberation Mono" officeooo:rsid="001b6c61" officeooo:paragraph-rsid="001f96be"/>
    </style:style>
    <style:style style:name="P20" style:family="paragraph" style:parent-style-name="Text_20_body">
      <style:text-properties officeooo:rsid="00175a30" officeooo:paragraph-rsid="00175a30"/>
    </style:style>
    <style:style style:name="P21" style:family="paragraph" style:parent-style-name="Text_20_body">
      <style:text-properties officeooo:rsid="0017ca68" officeooo:paragraph-rsid="001e664f"/>
    </style:style>
    <style:style style:name="P22" style:family="paragraph" style:parent-style-name="Text_20_body">
      <style:text-properties officeooo:rsid="001ce7b0" officeooo:paragraph-rsid="001ce7b0"/>
    </style:style>
    <style:style style:name="P23" style:family="paragraph" style:parent-style-name="Text_20_body">
      <style:text-properties officeooo:rsid="00234952" officeooo:paragraph-rsid="00234952"/>
    </style:style>
    <style:style style:name="P24" style:family="paragraph" style:parent-style-name="Text_20_body">
      <style:text-properties officeooo:rsid="002f799a" officeooo:paragraph-rsid="002f799a"/>
    </style:style>
    <style:style style:name="P25" style:family="paragraph" style:parent-style-name="Text_20_body">
      <style:text-properties officeooo:rsid="0030b410" officeooo:paragraph-rsid="0030b410"/>
    </style:style>
    <style:style style:name="P26" style:family="paragraph" style:parent-style-name="Text_20_body">
      <style:text-properties fo:font-weight="normal" officeooo:rsid="0030b410" officeooo:paragraph-rsid="0030b410" style:font-weight-asian="normal" style:font-weight-complex="normal"/>
    </style:style>
    <style:style style:name="P27" style:family="paragraph" style:parent-style-name="Text_20_body">
      <style:text-properties fo:font-weight="bold" officeooo:rsid="003f1213" officeooo:paragraph-rsid="003f1213" style:font-weight-asian="bold" style:font-weight-complex="bold"/>
    </style:style>
    <style:style style:name="P28" style:family="paragraph" style:parent-style-name="Text_20_body">
      <style:text-properties officeooo:rsid="0033cbd5" officeooo:paragraph-rsid="0033cbd5"/>
    </style:style>
    <style:style style:name="P29" style:family="paragraph" style:parent-style-name="Text_20_body">
      <style:text-properties officeooo:rsid="00375675" officeooo:paragraph-rsid="00375675"/>
    </style:style>
    <style:style style:name="P30" style:family="paragraph" style:parent-style-name="Text_20_body">
      <style:text-properties officeooo:rsid="0045a94d" officeooo:paragraph-rsid="0045a94d"/>
    </style:style>
    <style:style style:name="P31" style:family="paragraph" style:parent-style-name="Text_20_body" style:list-style-name="L20">
      <style:text-properties officeooo:paragraph-rsid="003dc6c8"/>
    </style:style>
    <style:style style:name="P32" style:family="paragraph" style:parent-style-name="Text_20_body" style:list-style-name="L20">
      <style:paragraph-properties fo:margin-top="0in" fo:margin-bottom="0in" style:contextual-spacing="false"/>
    </style:style>
    <style:style style:name="P33" style:family="paragraph" style:parent-style-name="Text_20_body" style:list-style-name="L20">
      <style:paragraph-properties fo:margin-top="0in" fo:margin-bottom="0in" style:contextual-spacing="false"/>
      <style:text-properties officeooo:paragraph-rsid="003dc6c8"/>
    </style:style>
    <style:style style:name="P34" style:family="paragraph" style:parent-style-name="Heading_20_2">
      <style:text-properties officeooo:paragraph-rsid="001b6c61"/>
    </style:style>
    <style:style style:name="P35" style:family="paragraph" style:parent-style-name="Heading_20_2">
      <style:text-properties officeooo:paragraph-rsid="0012a7ab"/>
    </style:style>
    <style:style style:name="P36" style:family="paragraph" style:parent-style-name="Heading_20_2">
      <style:text-properties style:font-name="Liberation Mono" fo:font-style="normal" officeooo:rsid="0012a7ab" officeooo:paragraph-rsid="001443e0" style:font-style-asian="normal" style:font-style-complex="normal"/>
    </style:style>
    <style:style style:name="P37" style:family="paragraph" style:parent-style-name="Heading_20_2">
      <style:text-properties style:font-name="Liberation Mono" fo:font-style="normal" officeooo:rsid="0012a7ab" officeooo:paragraph-rsid="0012a7ab" style:font-style-asian="normal" style:font-style-complex="normal"/>
    </style:style>
    <style:style style:name="P38" style:family="paragraph" style:parent-style-name="Heading_20_2">
      <style:text-properties style:font-name="Liberation Mono" fo:font-style="normal" officeooo:rsid="0012a7ab" officeooo:paragraph-rsid="001389de" style:font-style-asian="normal" style:font-style-complex="normal"/>
    </style:style>
    <style:style style:name="P39" style:family="paragraph" style:parent-style-name="Heading_20_2">
      <style:text-properties style:font-name="Liberation Mono" fo:font-style="normal" officeooo:rsid="0012a7ab" officeooo:paragraph-rsid="002f799a" style:font-style-asian="normal" style:font-style-complex="normal"/>
    </style:style>
    <style:style style:name="P40" style:family="paragraph" style:parent-style-name="Heading_20_2">
      <style:text-properties style:font-name="Liberation Mono" fo:font-style="normal" officeooo:rsid="0031e07a" officeooo:paragraph-rsid="0031e07a" style:font-style-asian="normal" style:font-style-complex="normal"/>
    </style:style>
    <style:style style:name="P41" style:family="paragraph" style:parent-style-name="Heading_20_2">
      <style:text-properties style:font-name="Liberation Mono" fo:font-style="normal" officeooo:rsid="00175a30" officeooo:paragraph-rsid="00175a30" style:font-style-asian="normal" style:font-style-complex="normal"/>
    </style:style>
    <style:style style:name="P42" style:family="paragraph" style:parent-style-name="Heading_20_2">
      <style:text-properties style:font-name="Liberation Mono" fo:font-style="normal" officeooo:rsid="00234952" officeooo:paragraph-rsid="00234952" style:font-style-asian="normal" style:font-style-complex="normal"/>
    </style:style>
    <style:style style:name="P43" style:family="paragraph" style:parent-style-name="Heading_20_2">
      <style:text-properties officeooo:paragraph-rsid="001443e0"/>
    </style:style>
    <style:style style:name="P4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2a7a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89de" style:font-style-asian="italic" style:font-style-complex="italic"/>
    </style:style>
    <style:style style:name="T4" style:family="text">
      <style:text-properties fo:font-style="italic" officeooo:rsid="001443e0" style:font-style-asian="italic" style:font-style-complex="italic"/>
    </style:style>
    <style:style style:name="T5" style:family="text">
      <style:text-properties fo:font-style="italic" officeooo:rsid="0046550c" style:font-style-asian="italic" style:font-style-complex="italic"/>
    </style:style>
    <style:style style:name="T6" style:family="text">
      <style:text-properties style:font-name="Liberation Mono" officeooo:rsid="0012a7ab"/>
    </style:style>
    <style:style style:name="T7" style:family="text">
      <style:text-properties style:font-name="Liberation Mono" fo:font-style="normal" style:font-style-asian="normal" style:font-style-complex="normal"/>
    </style:style>
    <style:style style:name="T8" style:family="text">
      <style:text-properties style:font-name="Liberation Mono" fo:font-style="normal" officeooo:rsid="0012a7ab" style:font-style-asian="normal" style:font-style-complex="normal"/>
    </style:style>
    <style:style style:name="T9" style:family="text">
      <style:text-properties style:font-name="Liberation Mono" fo:font-style="normal" officeooo:rsid="0014fd63" style:font-style-asian="normal" style:font-style-complex="normal"/>
    </style:style>
    <style:style style:name="T10" style:family="text">
      <style:text-properties style:font-name="Liberation Mono" fo:font-style="normal" officeooo:rsid="00175a30" style:font-style-asian="normal" style:font-style-complex="normal"/>
    </style:style>
    <style:style style:name="T11" style:family="text">
      <style:text-properties style:font-name="Liberation Mono" fo:font-style="normal" officeooo:rsid="0018ee43" style:font-style-asian="normal" style:font-style-complex="normal"/>
    </style:style>
    <style:style style:name="T12" style:family="text">
      <style:text-properties style:font-name="Liberation Mono" fo:font-style="normal" officeooo:rsid="001c3fe0" style:font-style-asian="normal" style:font-style-complex="normal"/>
    </style:style>
    <style:style style:name="T13" style:family="text">
      <style:text-properties style:font-name="Liberation Mono" fo:font-style="normal" officeooo:rsid="001ce7b0" style:font-style-asian="normal" style:font-style-complex="normal"/>
    </style:style>
    <style:style style:name="T14" style:family="text">
      <style:text-properties style:font-name="Liberation Mono" fo:font-style="normal" officeooo:rsid="001e9935" style:font-style-asian="normal" style:font-style-complex="normal"/>
    </style:style>
    <style:style style:name="T15" style:family="text">
      <style:text-properties style:font-name="Liberation Mono" fo:font-style="normal" officeooo:rsid="00238baf" style:font-style-asian="normal" style:font-style-complex="normal"/>
    </style:style>
    <style:style style:name="T16" style:family="text">
      <style:text-properties style:font-name="Liberation Mono" fo:font-style="normal" officeooo:rsid="002f799a" style:font-style-asian="normal" style:font-style-complex="normal"/>
    </style:style>
    <style:style style:name="T17" style:family="text">
      <style:text-properties style:font-name="Liberation Mono" fo:font-style="normal" officeooo:rsid="0031e07a" style:font-style-asian="normal" style:font-style-complex="normal"/>
    </style:style>
    <style:style style:name="T18" style:family="text">
      <style:text-properties style:font-name="Liberation Mono" fo:font-style="normal" officeooo:rsid="0045a94d" style:font-style-asian="normal" style:font-style-complex="normal"/>
    </style:style>
    <style:style style:name="T19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Liberation Mono" fo:font-style="italic" style:font-style-asian="italic" style:font-style-complex="italic"/>
    </style:style>
    <style:style style:name="T22" style:family="text">
      <style:text-properties style:font-name="Liberation Mono" fo:font-style="italic" officeooo:rsid="0018ee43" style:font-style-asian="italic" style:font-style-complex="italic"/>
    </style:style>
    <style:style style:name="T23" style:family="text">
      <style:text-properties style:font-name="Liberation Mono" officeooo:rsid="001b6c61"/>
    </style:style>
    <style:style style:name="T24" style:family="text">
      <style:text-properties style:font-name="Liberation Mono" officeooo:rsid="001443e0"/>
    </style:style>
    <style:style style:name="T25" style:family="text">
      <style:text-properties style:font-name="Liberation Mono" officeooo:rsid="001e9935"/>
    </style:style>
    <style:style style:name="T26" style:family="text">
      <style:text-properties style:font-name="Liberation Mono" officeooo:rsid="00213282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12a7ab" style:font-style-asian="normal" style:font-style-complex="normal"/>
    </style:style>
    <style:style style:name="T29" style:family="text">
      <style:text-properties fo:font-style="normal" officeooo:rsid="001389de" style:font-style-asian="normal" style:font-style-complex="normal"/>
    </style:style>
    <style:style style:name="T30" style:family="text">
      <style:text-properties fo:font-style="normal" officeooo:rsid="003b1ef9" style:font-style-asian="normal" style:font-style-complex="normal"/>
    </style:style>
    <style:style style:name="T31" style:family="text">
      <style:text-properties officeooo:rsid="001389de"/>
    </style:style>
    <style:style style:name="T32" style:family="text">
      <style:text-properties officeooo:rsid="001443e0"/>
    </style:style>
    <style:style style:name="T33" style:family="text">
      <style:text-properties officeooo:rsid="0014fd63"/>
    </style:style>
    <style:style style:name="T34" style:family="text">
      <style:text-properties officeooo:rsid="00160ac8"/>
    </style:style>
    <style:style style:name="T35" style:family="text">
      <style:text-properties officeooo:rsid="0026dcfa"/>
    </style:style>
    <style:style style:name="T36" style:family="text">
      <style:text-properties officeooo:rsid="002f799a"/>
    </style:style>
    <style:style style:name="T37" style:family="text">
      <style:text-properties fo:font-weight="bold" officeooo:rsid="003dc6c8" style:font-weight-asian="bold" style:font-weight-complex="bold"/>
    </style:style>
    <style:style style:name="T38" style:family="text">
      <style:text-properties officeooo:rsid="0038d7bb"/>
    </style:style>
    <style:style style:name="T39" style:family="text">
      <style:text-properties officeooo:rsid="003975d9"/>
    </style:style>
    <style:style style:name="T40" style:family="text">
      <style:text-properties officeooo:rsid="003b1ef9"/>
    </style:style>
    <style:style style:name="T41" style:family="text">
      <style:text-properties officeooo:rsid="003dc6c8"/>
    </style:style>
    <style:style style:name="T42" style:family="text">
      <style:text-properties officeooo:rsid="0043987e"/>
    </style:style>
    <style:style style:name="T43" style:family="text">
      <style:text-properties officeooo:rsid="0046550c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2"><text:span text:style-name="T6">Plotowanie </text:span><text:span text:style-name="T23">- ustawienia uniwersalne dla każdego terminala</text:span></text:h>
      <text:p text:style-name="P19">set term { <text:span text:style-name="T42">pngcairo</text:span> | eps } size &lt;w&gt;,&lt;h&gt;<text:span text:style-name="T25"><office:annotation><dc:creator>Unknown Author</dc:creator><dc:date>2016-01-23T12:36:02</dc:date><text:list text:style-name=""><text:list-item><text:p text:style-name="P44"><text:span text:style-name="T44">Musi być zdefiniowane</text:span></text:p></text:list-item></text:list></office:annotation></text:span><text:span text:style-name="T26"> enhanced</text:span></text:p>
      <text:h text:style-name="P35" text:outline-level="2"><text:span text:style-name="T6">Plotowanie 2D</text:span><text:span text:style-name="T24">/3D</text:span><text:span text:style-name="T6"> - buildup</text:span></text:h>
      <text:p text:style-name="P17"><office:annotation office:name="__Fieldmark__411_1074385806"><dc:creator>Unknown Author</dc:creator><dc:date>2016-01-27T20:40:13</dc:date><text:list text:continue-numbering="true" text:style-name=""><text:list-item><text:p>Autoscaling → str. 174</text:p></text:list-item></text:list></office:annotation>set <text:span text:style-name="T30">{</text:span><text:span text:style-name="T27">x</text:span><text:span text:style-name="T30"> | y | z}</text:span>range [xmin:xmax]<text:span text:style-name="T2"> </text:span><office:annotation-end office:name="__Fieldmark__411_1074385806"/></text:p>
      <text:p text:style-name="P1">set <text:span text:style-name="T40">{</text:span>x<text:span text:style-name="T40"> | y | z}</text:span>tics {axis | border} {{no}mirror}</text:p>
      <text:p text:style-name="P1"><text:s text:c="15"/>{in | out} {scale {default | &lt;major&gt; {,&lt;minor&gt;}}}</text:p>
      <text:p text:style-name="P1"><text:s text:c="15"/>{{no}rotate {by &lt;ang&gt;}} {offset &lt;offset&gt; | nooffset}</text:p>
      <text:p text:style-name="P1">set <text:span text:style-name="T39">{</text:span>x<text:span text:style-name="T39"> | y | z}</text:span>label "&lt;label&gt;" <office:annotation office:name="__Fieldmark__2_1821574551"><dc:creator>Unknown Author</dc:creator><dc:date>2016-01-21T10:54:44</dc:date><text:list text:continue-numbering="true" text:style-name=""><text:list-item><text:p>Składnia font → chyba bardzo podobna dla każdej tekstowej wartości</text:p></text:list-item></text:list><text:p>np. “LiberationSans,12”</text:p></office:annotation><text:span text:style-name="T2">font ... </text:span><office:annotation-end office:name="__Fieldmark__2_1821574551"/></text:p>
      <text:p text:style-name="P2">set <text:span text:style-name="T38">{</text:span>x<text:span text:style-name="T38"> | y | z}</text:span>zeroaxis</text:p>
      <text:p text:style-name="P3">set log<text:span text:style-name="T34">scale {x | y | z}</text:span><text:span text:style-name="T34"><office:annotation><dc:creator>Unknown Author</dc:creator><dc:date>2016-01-22T13:16:12</dc:date><text:list text:continue-numbering="true" text:style-name=""><text:list-item><text:p text:style-name="P44"><text:span text:style-name="T44">Dopuszczalne łączenie parametrów w jednym ciągu, np. logscale xz</text:span></text:p></text:list-item></text:list></office:annotation></text:span></text:p>
      <text:p text:style-name="P6">set <text:span text:style-name="T43">border </text:span><text:span text:style-name="T5"><office:annotation office:name="__Fieldmark__429_1559450579"><dc:creator>Unknown Author</dc:creator><dc:date>2016-01-28T00:36:42.001984630</dc:date><text:list text:continue-numbering="true" text:style-name=""><text:list-item><text:p text:style-name="P45"><text:span text:style-name="T45">→ </text:span><text:span text:style-name="T45">str. 109</text:span></text:p></text:list-item></text:list></office:annotation></text:span><text:span text:style-name="T43">&lt;</text:span><text:span text:style-name="T5">key&gt;</text:span><office:annotation-end office:name="__Fieldmark__429_1559450579"/></text:p>
      <text:h text:style-name="P36" text:outline-level="2">Plotowanie 2D<text:span text:style-name="T32">/3D</text:span> - <text:span text:style-name="T32">linestyle</text:span></text:h>
      <text:p text:style-name="P2">set style <text:span text:style-name="T2">line</text:span> <text:span text:style-name="T2">&lt;index&gt; {{linetype <text:s/>| lt} &lt;line_type&gt; | &lt;colorspec&gt;}</text:span></text:p>
      <text:p text:style-name="P14"><text:s text:c="28"/>{{linecolor | lc} &lt;<office:annotation office:name="__Fieldmark__360_1060915104"><dc:creator>Unknown Author</dc:creator><dc:date>2016-01-23T14:02:02</dc:date><text:list text:continue-numbering="true" text:style-name=""><text:list-item><text:p>Format: </text:p></text:list-item></text:list><text:p>rgb “#hex”</text:p></office:annotation>colorspec<office:annotation-end office:name="__Fieldmark__360_1060915104"/>&gt;}</text:p>
      <text:p text:style-name="P14"><text:s text:c="28"/>{{linewidth | lw} &lt;line_width&gt;}</text:p>
      <text:p text:style-name="P14"><text:s text:c="28"/>{{pointtype | pt} &lt;point_type&gt;}</text:p>
      <text:p text:style-name="P14"><text:s text:c="28"/>{{pointsize | ps} &lt;point_size&gt;}</text:p>
      <text:p text:style-name="P14"><text:s text:c="28"/>{palette}</text:p>
      <text:p text:style-name="P4">set linetype <text:span text:style-name="T35">{ function | data }</text:span> <text:span text:style-name="T4">linewidth</text:span> &lt;linewidth&gt; <text:span text:style-name="T4">linecolor</text:span> &lt;color-spec&gt; pointtype <text:span text:style-name="T4">&lt;point_type&gt;</text:span><text:span text:style-name="T2"> ...</text:span></text:p>
      <text:h text:style-name="P43" text:outline-level="2"><text:span text:style-name="T8">Plotowanie 2D - </text:span><text:span text:style-name="T9">popularne t</text:span><text:bookmark text:name="CHILD_LINKS"/><text:span text:style-name="T16">ryby rysowania</text:span></text:h>
      <text:list xml:id="list644669592963335031" text:style-name="L20">
        <text:list-item>
          <text:p text:style-name="P32"><text:a xlink:type="simple" xlink:href="http://gnuplot.sourceforge.net/docs_4.2/node240.html" office:name="tex2html4621">Boxerrorbars</text:a> <text:span text:style-name="T37">[D]</text:span></text:p>
        </text:list-item>
        <text:list-item>
          <text:p text:style-name="P32"><text:a xlink:type="simple" xlink:href="http://gnuplot.sourceforge.net/docs_4.2/node241.html" office:name="tex2html4622">Boxes</text:a> <text:span text:style-name="T37">[D]</text:span></text:p>
        </text:list-item>
        <text:list-item>
          <text:p text:style-name="P33"><text:a xlink:type="simple" xlink:href="http://gnuplot.sourceforge.net/docs_4.2/node242.html" office:name="tex2html4623">Boxxyerrorbars</text:a><text:span text:style-name="T41"> </text:span><text:span text:style-name="T37">[D]</text:span> </text:p>
        </text:list-item>
        <text:list-item>
          <text:p text:style-name="P33"><text:a xlink:type="simple" xlink:href="http://gnuplot.sourceforge.net/docs_4.2/node243.html" office:name="tex2html4624">Candlesticks</text:a> <text:span text:style-name="T37">[D]</text:span></text:p>
        </text:list-item>
        <text:list-item>
          <text:p text:style-name="P32"><text:a xlink:type="simple" xlink:href="http://gnuplot.sourceforge.net/docs_4.2/node244.html" office:name="tex2html4625">Dots</text:a> </text:p>
        </text:list-item>
        <text:list-item>
          <text:p text:style-name="P33"><text:a xlink:type="simple" xlink:href="http://gnuplot.sourceforge.net/docs_4.2/node245.html" office:name="tex2html4626">Filledcurves</text:a> <text:span text:style-name="T37">[F]</text:span> <text:s/></text:p>
        </text:list-item>
        <text:list-item>
          <text:p text:style-name="P32"><text:a xlink:type="simple" xlink:href="http://gnuplot.sourceforge.net/docs_4.2/node249.html" office:name="tex2html4630">Histograms</text:a> </text:p>
          <text:list>
            <text:list-item>
              <text:p text:style-name="P32"><text:a xlink:type="simple" xlink:href="http://gnuplot.sourceforge.net/docs_4.2/node250.html" office:name="tex2html4631">Newhistogram</text:a> </text:p>
            </text:list-item>
          </text:list>
        </text:list-item>
        <text:list-item>
          <text:p text:style-name="P32"><text:soft-page-break/><text:a xlink:type="simple" xlink:href="http://gnuplot.sourceforge.net/docs_4.2/node252.html" office:name="tex2html4633">Impulses</text:a> </text:p>
        </text:list-item>
        <text:list-item>
          <text:p text:style-name="P32"><text:a xlink:type="simple" xlink:href="http://gnuplot.sourceforge.net/docs_4.2/node254.html" office:name="tex2html4635">Lines</text:a> </text:p>
        </text:list-item>
        <text:list-item>
          <text:p text:style-name="P32"><text:a xlink:type="simple" xlink:href="http://gnuplot.sourceforge.net/docs_4.2/node255.html" office:name="tex2html4636">Linespoints</text:a> </text:p>
        </text:list-item>
        <text:list-item>
          <text:p text:style-name="P32"><text:a xlink:type="simple" xlink:href="http://gnuplot.sourceforge.net/docs_4.2/node256.html" office:name="tex2html4637">Points</text:a> </text:p>
        </text:list-item>
        <text:list-item>
          <text:p text:style-name="P32"><text:a xlink:type="simple" xlink:href="http://gnuplot.sourceforge.net/docs_4.2/node259.html" office:name="tex2html4640">Vectors</text:a> </text:p>
        </text:list-item>
        <text:list-item>
          <text:p text:style-name="P33"><text:a xlink:type="simple" xlink:href="http://gnuplot.sourceforge.net/docs_4.2/node260.html" office:name="tex2html4641">Xerrorbars</text:a> <text:span text:style-name="T37">[D]</text:span></text:p>
        </text:list-item>
        <text:list-item>
          <text:p text:style-name="P33"><text:a xlink:type="simple" xlink:href="http://gnuplot.sourceforge.net/docs_4.2/node261.html" office:name="tex2html4642">Xyerrorbars</text:a> <text:span text:style-name="T37">[D]</text:span></text:p>
        </text:list-item>
        <text:list-item>
          <text:p text:style-name="P33"><text:a xlink:type="simple" xlink:href="http://gnuplot.sourceforge.net/docs_4.2/node262.html" office:name="tex2html4643">Yerrorbars</text:a> <text:span text:style-name="T37">[D]</text:span></text:p>
        </text:list-item>
        <text:list-item>
          <text:p text:style-name="P33"><text:a xlink:type="simple" xlink:href="http://gnuplot.sourceforge.net/docs_4.2/node263.html" office:name="tex2html4644">Xerrorlines</text:a> <text:span text:style-name="T37">[D]</text:span></text:p>
        </text:list-item>
        <text:list-item>
          <text:p text:style-name="P33"><text:a xlink:type="simple" xlink:href="http://gnuplot.sourceforge.net/docs_4.2/node264.html" office:name="tex2html4645">Xyerrorlines</text:a> <text:span text:style-name="T37">[D]</text:span></text:p>
        </text:list-item>
        <text:list-item>
          <text:p text:style-name="P31"><text:a xlink:type="simple" xlink:href="http://gnuplot.sourceforge.net/docs_4.2/node265.html" office:name="tex2html4646">Yerrorlines</text:a><text:span text:style-name="T41"> </text:span><text:span text:style-name="T37">[D]</text:span></text:p>
        </text:list-item>
      </text:list>
      <text:h text:style-name="P37" text:outline-level="2">Plotowanie funkcji 2D</text:h>
      <text:p text:style-name="P18"><text:span text:style-name="T1">plot {{funkcja}} with </text:span><text:span text:style-name="T4">type</text:span></text:p>
      <text:h text:style-name="P40" text:outline-level="2"><text:span text:style-name="T32">P</text:span>lotowanie funkcji 2D - parametrycznie</text:h>
      <text:p text:style-name="P5">set parametric<office:annotation><dc:creator>Unknown Author</dc:creator><dc:date>2016-01-23T09:31:12</dc:date><text:list text:style-name=""><text:list-item><text:p text:style-name="P44"><text:span text:style-name="T44">Tylko dla funkcji – niezbędne jest wówczas określenie sampli poziomych oraz pionowych (dwie wartości) oraz następującego parametru</text:span></text:p></text:list-item></text:list></office:annotation></text:p>
      <text:p text:style-name="P7">set dummy t</text:p>
      <text:p text:style-name="P15"><text:span text:style-name="T17">p</text:span><text:span text:style-name="T7">lot &lt;f1&gt;, &lt;f2&gt;</text:span></text:p>
      <text:h text:style-name="P38" text:outline-level="2">Plotowanie <text:span text:style-name="T31">danych</text:span> 2D</text:h>
      <text:p text:style-name="P16"><text:span text:style-name="T28">plot</text:span><text:span text:style-name="T29"> 'file.dat'</text:span><text:span text:style-name="T28"> </text:span><text:span text:style-name="T29">using </text:span><office:annotation office:name="__Fieldmark__9_1821574551"><dc:creator>Unknown Author</dc:creator><dc:date>2016-01-21T11:05:58</dc:date><text:list text:continue-numbering="true" text:style-name=""><text:list-item><text:p>Format: wybór kolumn z pliku (graficznie)/format użytkownika (+ zapis scanf) (opcjonalnie) → przy wczytywaniu danych z pliku</text:p></text:list-item></text:list></office:annotation><text:span text:style-name="T3">columns</text:span><office:annotation-end office:name="__Fieldmark__9_1821574551"/></text:p>
      <text:h text:style-name="P39" text:outline-level="2">Plotowanie <text:span text:style-name="T36">3</text:span>D - <text:span text:style-name="T33">popularne t</text:span><text:bookmark text:name="CHILD_LINKS1"/><text:span text:style-name="T33">ryby rysowania</text:span></text:h>
      <text:p text:style-name="P24"><text:span text:style-name="T9">s</text:span><text:span text:style-name="T7">plot ... with { lines | pm3d }</text:span></text:p>
      <text:h text:style-name="P39" text:outline-level="2">Plotowanie <text:span text:style-name="T36">funkcji</text:span> <text:span text:style-name="T36">3</text:span>D</text:h>
      <text:p text:style-name="P29"><text:span text:style-name="T8">s</text:span><text:span text:style-name="T7">et zrange [&lt;a&gt;:&lt;b&gt;]</text:span></text:p>
      <text:p text:style-name="P29"><text:span text:style-name="T7">set </text:span><office:annotation office:name="__Fieldmark__774_1060915104"><dc:creator>Unknown Author</dc:creator><dc:date>2016-01-25T19:30:21</dc:date><text:list text:continue-numbering="true" text:style-name=""><text:list-item><text:p>Dość ważne – do rozważenia jako sztywny parametr</text:p></text:list-item></text:list></office:annotation><text:span text:style-name="T7">xyplane 0</text:span><office:annotation-end office:name="__Fieldmark__774_1060915104"/></text:p>
      <text:p text:style-name="P24"><text:span text:style-name="T8">s</text:span><text:span text:style-name="T7">plot </text:span><text:span text:style-name="T18">...</text:span></text:p>
      <text:p text:style-name="P30"><text:span text:style-name="T18">s</text:span><text:span text:style-name="T7">et pm3d </text:span><office:annotation office:name="__Fieldmark__441_1074385806"><dc:creator>Unknown Author</dc:creator><dc:date>2016-01-27T20:43:41</dc:date><text:list text:continue-numbering="true" text:style-name=""><text:list-item><text:p>→ s. 174</text:p></text:list-item></text:list></office:annotation><text:span text:style-name="T7">...</text:span><office:annotation-end office:name="__Fieldmark__441_1074385806"/></text:p>
      <text:p text:style-name="P27"><office:annotation office:name="__Fieldmark__945_1060915104"><dc:creator>Unknown Author</dc:creator><dc:date>2016-01-26T22:24:08</dc:date><text:list text:continue-numbering="true" text:style-name=""><text:list-item><text:p>TODO! Czytaj!</text:p></text:list-item></text:list></office:annotation><text:span text:style-name="T7">Układ danych w plikach .dat</text:span><office:annotation-end office:name="__Fieldmark__945_1060915104"/></text:p>
      <text:p text:style-name="P12"/>
      <text:h text:style-name="P41" text:outline-level="2">Wygląd wykresu</text:h>
      <text:p text:style-name="P22"><text:span text:style-name="T10">s</text:span><text:span text:style-name="T7">et title &lt;title&gt;</text:span></text:p>
      <text:p text:style-name="P20"><text:soft-page-break/><text:span text:style-name="T7">set </text:span><text:span text:style-name="T14">{ t</text:span><text:span text:style-name="T7">margin</text:span><text:span text:style-name="T14"> | bmargin | lmargin | rmargin } screen &lt;value&gt;</text:span><text:span text:style-name="T14"><office:annotation><dc:creator>Unknown Author</dc:creator><dc:date>2016-01-23T12:35:31</dc:date><text:list text:continue-numbering="true" text:style-name=""><text:list-item><text:p text:style-name="P44"><text:span text:style-name="T44">Musi być zdefiniowane</text:span></text:p></text:list-item></text:list></office:annotation></text:span></text:p>
      <text:p text:style-name="P8">set monochrome </text:p>
      <text:p text:style-name="P20"><text:span text:style-name="T7">set palette ...</text:span><text:span text:style-name="T7"><office:annotation><dc:creator>Unknown Author</dc:creator><dc:date>2016-01-22T13:18:45</dc:date><text:list text:continue-numbering="true" text:style-name=""><text:list-item><text:p text:style-name="P44"><text:span text:style-name="T44">TODO: Opisz podopcje</text:span></text:p></text:list-item></text:list></office:annotation></text:span></text:p>
      <text:p text:style-name="P21"><text:span text:style-name="T7">set key ...</text:span><text:span text:style-name="T21"> </text:span><text:span text:style-name="T22">horizontal | vertical</text:span><text:span text:style-name="T11"> at </text:span><text:span text:style-name="T12">graph</text:span><text:span text:style-name="T11"> &lt;posx, posy&gt;</text:span><text:span text:style-name="T13"> { box } title &lt;title&gt;</text:span><text:span text:style-name="T7"><office:annotation><dc:creator>Unknown Author</dc:creator><dc:date>2016-01-22T14:20:38</dc:date><text:list text:continue-numbering="true" text:style-name=""><text:list-item><text:p text:style-name="P44"><text:span text:style-name="T44">→ </text:span><text:span text:style-name="T44">docs, p. 129</text:span></text:p></text:list-item><text:list-item><text:p text:style-name="P44"><text:span text:style-name="T44">Posx, posy ∊ [0,1] </text:span></text:p></text:list-item></text:list></office:annotation></text:span></text:p>
      <text:p text:style-name="P9">set origin &lt;x-origin&gt;,&lt;y-origin&gt;</text:p>
      <text:p text:style-name="P9">set offsets &lt;l&gt;, &lt;r&gt;, &lt;t&gt;, &lt;b&gt;</text:p>
      <text:p text:style-name="P10">set view &lt;x_rot&gt;, &lt;z_rot&gt;, &lt;scale1&gt;, &lt;scale2&gt;</text:p>
      <text:p text:style-name="P25"><text:span text:style-name="T7">set view map </text:span><text:span text:style-name="T19">(3D ONLY)</text:span></text:p>
      <text:p text:style-name="P26"><text:span text:style-name="T7">set contour </text:span><text:span text:style-name="T19">(3D ONLY)</text:span></text:p>
      <text:p text:style-name="P28"><text:span text:style-name="T20">set </text:span><office:annotation office:name="__Fieldmark__707_1060915104"><dc:creator>Unknown Author</dc:creator><dc:date>2016-01-25T17:57:06</dc:date><text:list text:continue-numbering="true" text:style-name=""><text:list-item><text:p>Dużo opcji do opisania, pacz str. 166</text:p></text:list-item></text:list></office:annotation><text:span text:style-name="T20">tics ...</text:span><office:annotation-end office:name="__Fieldmark__707_1060915104"/></text:p>
      <text:p text:style-name="P13">set termoption font "&lt;fontname&gt;,&lt;fontsize&gt;"</text:p>
      <text:h text:style-name="P42" text:outline-level="2">Uzyskiwanie parametrów terminala </text:h>
      <text:p text:style-name="P23"><text:span text:style-name="T7">show </text:span><office:annotation office:name="__Fieldmark__379_1060915104"><dc:creator>Unknown Author</dc:creator><dc:date>2016-01-23T15:43:00</dc:date><text:list text:continue-numbering="true" text:style-name=""><text:list-item><text:p>Wiele zmiennych wypisywanych w postaci \t&lt;varname&gt; = &lt;value&gt;\n</text:p></text:list-item></text:list></office:annotation><text:span text:style-name="T7">variables all</text:span><office:annotation-end office:name="__Fieldmark__379_1060915104"/><text:span text:style-name="T7"><text:line-break/></text:span><text:span text:style-name="T15">x_bounds = sprintf("%d, %d", GPVAL_TERM_XMIN, GPVAL_TERM_XMAX); print x_bounds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0:43:19.250130194</meta:creation-date>
    <dc:date>2016-01-28T00:36:56.372117495</dc:date>
    <meta:editing-duration>P4DT9H36M8S</meta:editing-duration>
    <meta:editing-cycles>32</meta:editing-cycles>
    <meta:generator>LibreOffice/4.2.8.2$Linux_X86_64 LibreOffice_project/420m0$Build-2</meta:generator>
    <meta:document-statistic meta:table-count="0" meta:image-count="0" meta:object-count="0" meta:page-count="3" meta:paragraph-count="70" meta:word-count="342" meta:character-count="2117" meta:non-whitespace-character-count="1700"/>
  </office:meta>
</office:document-meta>
</file>